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haroni CLM" svg:font-family="'Aharoni CLM'" style:font-pitch="variable"/>
    <style:font-face style:name="Alef" svg:font-family="Alef" style:font-pitch="variable"/>
    <style:font-face style:name="Amatic SC" svg:font-family="'Amatic SC'" style:font-pitch="variable"/>
    <style:font-face style:name="Arimo" svg:font-family="Arimo" style:font-family-generic="swiss" style:font-pitch="variable"/>
    <style:font-face style:name="Assistant" svg:font-family="Assistant" style:font-pitch="variable"/>
    <style:font-face style:name="David CLM" svg:font-family="'David CLM'"/>
    <style:font-face style:name="David CLM1" svg:font-family="'David CLM'" style:font-pitch="variable"/>
    <style:font-face style:name="David CLM2" svg:font-family="'David CLM'" style:font-family-generic="system" style:font-pitch="variable"/>
    <style:font-face style:name="David CLM3" svg:font-family="'David CLM'" style:font-adornments="Italic" style:font-pitch="variable"/>
    <style:font-face style:name="Linux Libertine O" svg:font-family="'Linux Libertine O'" style:font-pitch="variable"/>
    <style:font-face style:name="Nach" svg:font-family="Nach"/>
    <style:font-face style:name="Nachlieli CLM" svg:font-family="'Nachlieli CLM'" style:font-pitch="variable"/>
    <style:font-face style:name="Nachlieli CLM1" svg:font-family="'Nachlieli CLM'" style:font-family-generic="system" style:font-pitch="variable"/>
    <style:font-face style:name="Noto Sans Greek" svg:font-family="'Noto Sans Greek'" style:font-family-generic="swiss"/>
    <style:font-face style:name="Noto Serif Hebrew SemCond ExtLt" svg:font-family="'Noto Serif Hebrew SemCond ExtLt'" style:font-family-generic="roman" style:font-pitch="variable"/>
    <style:font-face style:name="OpenSymbol" svg:font-family="OpenSymbol" style:font-charset="x-symbol"/>
    <style:font-face style:name="Taamey Ashkenaz" svg:font-family="'Taamey Ashkenaz'" style:font-pitch="variable"/>
    <style:font-face style:name="Tinos" svg:font-family="Tinos" style:font-family-generic="roman" style:font-pitch="variable"/>
    <style:font-face style:name="TriodPostnaja" svg:font-family="TriodPostnaja"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_20_1">
      <style:text-properties fo:font-style="normal" fo:font-weight="bold" style:font-style-asian="normal" style:font-weight-asian="bold" style:font-style-complex="normal" style:font-weight-complex="bold"/>
    </style:style>
    <style:style style:name="P3" style:family="paragraph" style:parent-style-name="Heading_20_1">
      <style:text-properties fo:font-size="15pt" style:font-size-asian="15pt" style:font-size-complex="15pt"/>
    </style:style>
    <style:style style:name="P4" style:family="paragraph" style:parent-style-name="Heading_20_2">
      <style:text-properties officeooo:paragraph-rsid="0023f697"/>
    </style:style>
    <style:style style:name="P5" style:family="paragraph" style:parent-style-name="Text_20_body">
      <style:text-properties officeooo:rsid="0005d975" officeooo:paragraph-rsid="0006befd"/>
    </style:style>
    <style:style style:name="P6" style:family="paragraph" style:parent-style-name="Text_20_body">
      <style:text-properties officeooo:rsid="0006befd" officeooo:paragraph-rsid="000af13c"/>
    </style:style>
    <style:style style:name="P7" style:family="paragraph" style:parent-style-name="Text_20_body">
      <style:text-properties officeooo:rsid="0006befd" officeooo:paragraph-rsid="000f87bc"/>
    </style:style>
    <style:style style:name="P8" style:family="paragraph" style:parent-style-name="Text_20_body">
      <style:text-properties officeooo:rsid="000a7ffd" officeooo:paragraph-rsid="000a7ffd"/>
    </style:style>
    <style:style style:name="P9" style:family="paragraph" style:parent-style-name="Text_20_body" style:list-style-name="L1">
      <style:text-properties officeooo:rsid="001194f6" officeooo:paragraph-rsid="001194f6"/>
    </style:style>
    <style:style style:name="P10" style:family="paragraph" style:parent-style-name="Text_20_body">
      <style:text-properties officeooo:rsid="001194f6" officeooo:paragraph-rsid="001194f6"/>
    </style:style>
    <style:style style:name="P11" style:family="paragraph" style:parent-style-name="Text_20_body" style:list-style-name="L6">
      <style:text-properties officeooo:rsid="001312d1" officeooo:paragraph-rsid="00168535"/>
    </style:style>
    <style:style style:name="P12" style:family="paragraph" style:parent-style-name="Text_20_body" style:list-style-name="L3">
      <style:text-properties officeooo:paragraph-rsid="000cba66"/>
    </style:style>
    <style:style style:name="P13" style:family="paragraph" style:parent-style-name="Text_20_body" style:list-style-name="L3">
      <style:text-properties officeooo:paragraph-rsid="000ce463"/>
    </style:style>
    <style:style style:name="P14" style:family="paragraph" style:parent-style-name="Text_20_body" style:list-style-name="L3">
      <style:text-properties officeooo:paragraph-rsid="000e74fb"/>
    </style:style>
    <style:style style:name="P15" style:family="paragraph" style:parent-style-name="Text_20_body" style:list-style-name="L3">
      <style:text-properties officeooo:paragraph-rsid="0011e17c"/>
    </style:style>
    <style:style style:name="P16" style:family="paragraph" style:parent-style-name="Text_20_body" style:list-style-name="L6">
      <style:text-properties officeooo:paragraph-rsid="0011e17c"/>
    </style:style>
    <style:style style:name="P17" style:family="paragraph" style:parent-style-name="Text_20_body" style:list-style-name="L6">
      <style:text-properties officeooo:paragraph-rsid="00168535"/>
    </style:style>
    <style:style style:name="P18" style:family="paragraph" style:parent-style-name="Text_20_body">
      <style:text-properties officeooo:rsid="0017d7c2" officeooo:paragraph-rsid="0019309b"/>
    </style:style>
    <style:style style:name="P19" style:family="paragraph" style:parent-style-name="Text_20_body">
      <style:text-properties officeooo:rsid="0019309b" officeooo:paragraph-rsid="0019309b"/>
    </style:style>
    <style:style style:name="P20" style:family="paragraph" style:parent-style-name="Text_20_body">
      <style:text-properties officeooo:rsid="0019b624" officeooo:paragraph-rsid="0019b624"/>
    </style:style>
    <style:style style:name="P21" style:family="paragraph" style:parent-style-name="Text_20_body">
      <style:text-properties officeooo:rsid="001abb9b" officeooo:paragraph-rsid="001abb9b"/>
    </style:style>
    <style:style style:name="P22" style:family="paragraph" style:parent-style-name="Text_20_body">
      <style:text-properties officeooo:paragraph-rsid="001d09f1"/>
    </style:style>
    <style:style style:name="P23" style:family="paragraph" style:parent-style-name="Text_20_body">
      <style:text-properties officeooo:rsid="001f2179" officeooo:paragraph-rsid="001f2179"/>
    </style:style>
    <style:style style:name="P24" style:family="paragraph" style:parent-style-name="Text_20_body">
      <style:text-properties officeooo:rsid="00212129" officeooo:paragraph-rsid="00212129"/>
    </style:style>
    <style:style style:name="P25" style:family="paragraph" style:parent-style-name="Text_20_body">
      <style:text-properties officeooo:rsid="00223aa6" officeooo:paragraph-rsid="00223aa6"/>
    </style:style>
    <style:style style:name="P26" style:family="paragraph" style:parent-style-name="Text_20_body">
      <style:text-properties officeooo:rsid="00223aa6" officeooo:paragraph-rsid="00238655"/>
    </style:style>
    <style:style style:name="P27" style:family="paragraph" style:parent-style-name="Text_20_body">
      <style:text-properties officeooo:rsid="00223aa6" officeooo:paragraph-rsid="00247675"/>
    </style:style>
    <style:style style:name="P28" style:family="paragraph" style:parent-style-name="Text_20_body">
      <style:text-properties officeooo:rsid="00238655" officeooo:paragraph-rsid="00238655"/>
    </style:style>
    <style:style style:name="P29" style:family="paragraph" style:parent-style-name="Text_20_body" style:list-style-name="L8">
      <style:text-properties fo:font-weight="bold" officeooo:rsid="0023f697" officeooo:paragraph-rsid="0023f697" style:font-weight-asian="bold" style:font-weight-complex="bold"/>
    </style:style>
    <style:style style:name="P30" style:family="paragraph" style:parent-style-name="Text_20_body" style:list-style-name="L8">
      <style:text-properties fo:font-weight="bold" officeooo:rsid="0023f697" officeooo:paragraph-rsid="0026a1ba" style:font-weight-asian="bold" style:font-weight-complex="bold"/>
    </style:style>
    <style:style style:name="P31" style:family="paragraph" style:parent-style-name="Text_20_body" style:list-style-name="L9">
      <style:text-properties fo:font-weight="bold" officeooo:rsid="00247675" officeooo:paragraph-rsid="00247675" style:font-weight-asian="bold" style:font-weight-complex="bold"/>
    </style:style>
    <style:style style:name="P32" style:family="paragraph" style:parent-style-name="Text_20_body" style:list-style-name="L8">
      <style:text-properties fo:font-weight="bold" officeooo:rsid="0026a1ba" officeooo:paragraph-rsid="0026a1ba" style:font-weight-asian="bold" style:font-weight-complex="bold"/>
    </style:style>
    <style:style style:name="P33" style:family="paragraph" style:parent-style-name="Text_20_body" style:list-style-name="L9">
      <style:text-properties officeooo:paragraph-rsid="0026a1ba"/>
    </style:style>
    <style:style style:name="T1" style:family="text">
      <style:text-properties officeooo:rsid="0006befd"/>
    </style:style>
    <style:style style:name="T2" style:family="text">
      <style:text-properties officeooo:rsid="000a7ffd"/>
    </style:style>
    <style:style style:name="T3" style:family="text">
      <style:text-properties officeooo:rsid="000af13c"/>
    </style:style>
    <style:style style:name="T4" style:family="text">
      <style:text-properties officeooo:rsid="000cba66"/>
    </style:style>
    <style:style style:name="T5" style:family="text">
      <style:text-properties officeooo:rsid="000ce463"/>
    </style:style>
    <style:style style:name="T6" style:family="text">
      <style:text-properties officeooo:rsid="000e74fb"/>
    </style:style>
    <style:style style:name="T7" style:family="text">
      <style:text-properties officeooo:rsid="000f87bc"/>
    </style:style>
    <style:style style:name="T8" style:family="text">
      <style:text-properties officeooo:rsid="00110b3c"/>
    </style:style>
    <style:style style:name="T9" style:family="text">
      <style:text-properties fo:font-weight="bold" style:font-weight-asian="bold" style:font-weight-complex="bold"/>
    </style:style>
    <style:style style:name="T10" style:family="text">
      <style:text-properties fo:font-weight="bold" officeooo:rsid="000f87bc" style:font-weight-asian="bold" style:font-weight-complex="bold"/>
    </style:style>
    <style:style style:name="T11" style:family="text">
      <style:text-properties fo:font-weight="bold" officeooo:rsid="001194f6" style:font-weight-asian="bold" style:font-weight-complex="bold"/>
    </style:style>
    <style:style style:name="T12" style:family="text">
      <style:text-properties officeooo:rsid="001194f6"/>
    </style:style>
    <style:style style:name="T13" style:family="text">
      <style:text-properties officeooo:rsid="0011ba3a"/>
    </style:style>
    <style:style style:name="T14" style:family="text">
      <style:text-properties officeooo:rsid="0011e17c"/>
    </style:style>
    <style:style style:name="T15" style:family="text">
      <style:text-properties officeooo:rsid="001312d1"/>
    </style:style>
    <style:style style:name="T16" style:family="text">
      <style:text-properties officeooo:rsid="0014c8e6"/>
    </style:style>
    <style:style style:name="T17" style:family="text">
      <style:text-properties officeooo:rsid="00168535"/>
    </style:style>
    <style:style style:name="T18" style:family="text">
      <style:text-properties officeooo:rsid="00171f3f"/>
    </style:style>
    <style:style style:name="T19" style:family="text">
      <style:text-properties fo:font-weight="normal" style:font-weight-asian="normal" style:font-weight-complex="normal"/>
    </style:style>
    <style:style style:name="T20" style:family="text">
      <style:text-properties fo:font-weight="normal" officeooo:rsid="00247675" style:font-weight-asian="normal" style:font-weight-complex="normal"/>
    </style:style>
    <style:style style:name="T21" style:family="text">
      <style:text-properties fo:font-weight="normal" officeooo:rsid="0025ca13" style:font-weight-asian="normal" style:font-weight-complex="normal"/>
    </style:style>
    <style:style style:name="T22" style:family="text">
      <style:text-properties fo:font-weight="normal" officeooo:rsid="0026a1ba" style:font-weight-asian="normal" style:font-weight-complex="normal"/>
    </style:style>
    <style:style style:name="T23" style:family="text">
      <style:text-properties fo:font-weight="normal" officeooo:rsid="00275f5c" style:font-weight-asian="normal" style:font-weight-complex="normal"/>
    </style:style>
    <style:style style:name="T24" style:family="text">
      <style:text-properties officeooo:rsid="0019309b"/>
    </style:style>
    <style:style style:name="T25" style:family="text">
      <style:text-properties officeooo:rsid="0019b624"/>
    </style:style>
    <style:style style:name="T26" style:family="text">
      <style:text-properties officeooo:rsid="001abb9b"/>
    </style:style>
    <style:style style:name="T27" style:family="text">
      <style:text-properties officeooo:rsid="001c4791"/>
    </style:style>
    <style:style style:name="T28" style:family="text">
      <style:text-properties officeooo:rsid="001d09f1"/>
    </style:style>
    <style:style style:name="T29" style:family="text">
      <style:text-properties officeooo:rsid="00212129"/>
    </style:style>
    <style:style style:name="T30" style:family="text">
      <style:text-properties officeooo:rsid="00223aa6"/>
    </style:style>
    <style:style style:name="T31" style:family="text">
      <style:text-properties officeooo:rsid="00238655"/>
    </style:style>
    <style:style style:name="T32" style:family="text">
      <style:text-properties officeooo:rsid="0023f697"/>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א, י, ק, ...">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א, י, ק, ...">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עבודה בספרות – כל החיים לפניו</text:h>
      <text:h text:style-name="P3" text:outline-level="1">שחר פרץ</text:h>
      <text:h text:style-name="P3" text:outline-level="1">19 בינואר 2025</text:h>
      <text:h text:style-name="Heading_20_2" text:outline-level="2"><text:span text:style-name="T10">0</text:span><text:span text:style-name="T7"> <text:s/></text:span>מבוא</text:h>
      <text:p text:style-name="P5">הרומן "כל החיים לפניו״ מאת אמיל לזאר (אחד משמות העט של רומאן גארי), הוא רומן המספר של ילדותו של בן־זונה, נער ערבי המכונה מומו, בבית של מגדלת זונות וזונה לשעבר <text:span text:style-name="T3">בשם רוזה</text:span>, ניצולת שואה יהודיה, ברובע בלביל בפריס. <text:span text:style-name="T1">בעבודתי אבחר להתייחס לשני רעיונות מרכזיים – הראשון, המשמעות של ילדות ומה זה אומר על אדם שהוא צעיר, והשני – על המוסריות של המתת חסד. </text:span></text:p>
      <text:h text:style-name="Heading_20_2" text:outline-level="2"><text:span text:style-name="T10">1</text:span><text:span text:style-name="T7"> <text:s/>הצגת הרעיונות המרכזיים בספר מתוך סצינות בסיפור</text:span></text:h>
      <text:p text:style-name="P7"><text:span text:style-name="T2">אתבונן</text:span> בשני הנושאים המתוארים בפתיחה, <text:span text:style-name="T2">ואמצא</text:span> דוגמאות לכל אחד מהם מהספר.</text:p>
      <text:h text:style-name="Heading_20_3" text:outline-level="3"><text:span text:style-name="T10">1.1</text:span><text:span text:style-name="T7"> <text:s/></text:span>על משמעות הנעורים <text:span text:style-name="T7">והילדות</text:span></text:h>
      <text:p text:style-name="P7"><text:span text:style-name="T2">הנושא הראשון עליו אדבר הוא על המשמעות של להיות ילד. </text:span><text:span text:style-name="T3">בסיפור, רוזה מנסה להגן על מומו ולהסתיר ממנו את העולם הזוועתי שברובע בלביל, וכן את העבר המזוויע שלו (האדם המתיימר להיות אביו אנס את אמו, הזונה, והרג אותה). רוזה לא מספרת לו שום דבר אודות זהותו, ולטענת מומו, </text:span><text:span text:style-name="T4">את העבודה שהוא ערבי "רק בבית הספר נודע לי [לו]", ומספרת לו שגילו נמוך ב־4 שנים. מנגד, מומו מנסה למצוא מידע אודות מי היא אמו, מבלה זמן ניכר מחוץ לביתה של רוזה, ומפתח את חייו ברחוב. </text:span></text:p>
      <text:p text:style-name="P6"><text:span text:style-name="T2">אציג כמה סצינות מרכזיות מן הספר: </text:span></text:p>
      <text:list text:style-name="L3">
        <text:list-item>
          <text:p text:style-name="P12"><text:span text:style-name="T4">הראשונה, היא סצינה המופיע בעמוד 30-31, מספר לא רב של עמודים לאחר הפתיחה. בסצינה זו מומו עדיין צעיר יחסית לשאר הספר. בסצינה מנהל מומו שיחה עם אדון חמיל, זקן ערבי שרוזה מינתה לספק למומו השכלה. פרט לשאלות רבות על זהותו, מומו שואל "אז למה העיפו אותי מבית־הספר, אדון חמיל? גברת רוזה אמרה לי שזה מפני שאני צעיר מדי לגילי, ואחר־כך מפני שאני זקן מדי לגילי, וגם אמרה שאני לא בגיל הנכון שלי וסחבה אותי לדוקטוק כץ […]”. בשאלתו נבחין בבלבול גדול של מומו על טיב גילו (הוא מציג 3 עמדות מנוגדות לנושא), </text:span><text:span text:style-name="T5">וגם מה רב עניינו בתשובתו של אדון חמיל לשאלה. אדון חמיל מנסה לעזור לרוזה להסתיר מידע זה ממומו, ולכן מתחמק מתשובה. </text:span></text:p>
        </text:list-item>
        <text:list-item>
          <text:p text:style-name="P13"><text:span text:style-name="T5">השנייה, היא סצינה קצרה אך בעלת משמעות רבה בעמוד 64. לאחר שלרוזה הוזרק הירואין "בטעות", ד"ר קץ, הרופא של רוזה, היה זקן למדי ולא יכל לעלות במדרגות, ועל כן שלח רופא </text:span><text:soft-page-break/><text:span text:style-name="T5">צעיר אחר. ה"ברנש הצעיר" שהגיע שאול בפליאה "אבל איך זה ייתכן? מי השיג הרואין לאישה הזקנה הזו?” ומומו מספר מספר שהביט בו בחיוך כי "חבל על המאמץ, עם צעיר בן שלושים שעוד צריך ללמוד הכל בחיים". </text:span><text:span text:style-name="T6">מומו מפגין כאן בגרות והבנה רבה של הזמינות של הסם והרצון של אנשים לסמם אחרים ע"מ שייתמכרו. בניגוד למומו, הרופא הצעיר מעט זר לעולם של מומו, ומתנהג כמו וכיעור העולם, שמומו מכיר כבהיכרות אישית, זר לו. </text:span></text:p>
        </text:list-item>
        <text:list-item>
          <text:p text:style-name="P14"><text:span text:style-name="T6">השלישית שארצה לציין, היא פגישה קצרה של מומו עם נאדין, מדובבת מהמעמד הבינוני שהבחינה בעניינו של מומו במקצועה. כשאומרת לו שבעלה רופא ילדים, ומומו מסביר שהוא פסיכיאטר כי רופאים יש לתינוקות ואח"כ מטפלים בהם פיסיכיאטרים, וכן כשהוא טוען </text:span><text:span text:style-name="T7">ש"התנהגת איתי כאילו" (מומו מנסה לסרסר בנשים), מומו מספר שעיניה "נראו מלאות פי ארבעה יותר מאשר קודם" והיא גם אומרת ש"למדת הרבה לגילך". נאדין מופתעת לחלוטין מנקודת המבט הבוגרת של מומו (שאמור להיות בן 10, אך במציאות בן 14) על החיים, כאילו והיה מבוגר על נקודת מבט קשוחה על החיים בכללם. מסצינה זו גם נבחין שרשת ההגנה של רוזה סביב מומו שניסתה לשמור על מומו מפני העולם, בגין גילו, כשלה לחלוטין, והוא מודע לחלוטין למקומו בעולם. </text:span></text:p>
        </text:list-item>
        <text:list-item>
          <text:p text:style-name="P15"><text:span text:style-name="T7">הסצינה הרביעית והאחרונה שאספר אודותיה בנושא, היא בסצינה המופיעה בעמודים 167-169. בסצינה הזו מומו מנסה לשכנע את ד"ר כץ לספר לרוזה המתת חסד (עוד בנושא ארחיב בהמשך). </text:span><text:span text:style-name="T12">מומו מצדיק את הצורך בהמתת חסד, שכן ד"ר כץ, היהודי, לא יכול לתת ליהודי אחר לסבול, וטוען שזה “גועלי</text:span><text:span text:style-name="T14">“</text:span><text:span text:style-name="T12">. בתגובה, הלזה משיב "אינך יודע על מה אתה סח, ילדי</text:span><text:span text:style-name="T14">“</text:span><text:span text:style-name="T12">. חמתו של מומו, שכל חייו שמע תירוצים כאלו ואחרים בדבר חוסר יכולתו לעשות או להבין דברים מפאת גילו, ומומו מתחיל "לזרוק" על כץ את כל אשר למד, בשלב הזה בספר – שהוא אינו צעיר, ש"אביו" רצח את אימו, שהוא אוהב את רוזה, ושדעתו שפירה". ד"ר כץ מחוויר לחלוטין, נוכח קריסת "מערך ההגנה" סביב מומו, ומסרב להכיר בעובדה שמומו אדם בוגר עם הבנה בהירה של המצב. הוא קורא לו "מומו הקטן שלי</text:span><text:span text:style-name="T14">“</text:span><text:span text:style-name="T12">, ומומו משיב שמומו הקטן לא קיים. </text:span></text:p>
        </text:list-item>
      </text:list>
      <text:list text:style-name="L1">
        <text:list-header>
          <text:p text:style-name="P9">הסצינה הזו מדגישה יותר מכולן את תהליך ההתבגרות שעבר מומו לאורך הספר, ואת כל אשר למד. היא מציגה אדם בוגר, נחוש בדעתו, שמבין את העולם במלוא פאת חלאתו וזוועתיותו, ונכון להתמודד מולו. </text:p>
        </text:list-header>
      </text:list>
      <text:h text:style-name="Heading_20_3" text:outline-level="3"><text:span text:style-name="T9">1.2</text:span> <text:s/><text:span text:style-name="T7">בדבר המוסריות של המתת חסד</text:span></text:h>
      <text:p text:style-name="P8">עתה, אעבור לנושא השני, הוא המוסריות של המתת חסד. <text:span text:style-name="T13">בספר, מתוארת רוזה כאישה זקנה, חולנית, שמנה, וכבר בתחילת הספר דומה שקיצה קרב. </text:span></text:p>
      <text:list text:style-name="L6">
        <text:list-item>
          <text:p text:style-name="P16"><text:span text:style-name="T14">בעמודים 60-61 מומו מתייחס לראשונה להרעה במצבה העגום של רוזה. לדבריו, "גברת רוזה אכלה פחות“ ושהיא נחלשת בכל אחד מאיברי גופה ("בגלל חוקי הטבע שהתנפלו עליה מכל הצדדים“). </text:span></text:p>
          <text:p text:style-name="P17"><text:soft-page-break/><text:span text:style-name="T14">בסצינה הזו מופיעה גם רמיזה לאשר בהמשך. בעתיד, עתידה רוזה לאבד את היכולת לחשוב באופן צלול. מומו טוען שאם הלב ניעצר, אז "כבר אי אפשר להמשיך כמו קודם“ – מתים. אך, אם המוח מפסיק לפעול, “האדם מאבד את הכושר ומפסיק להינות מהחיים“. בפרט, אפשר שבמצב כזה, לדיד האדם, אין לו ערך לחייו שלא הוא. </text:span></text:p>
        </text:list-item>
        <text:list-item>
          <text:p text:style-name="P17"><text:span text:style-name="T14">בהמשך הספר, חלה הרעה במצבה של רוזה, שמתחילה לפתח בעיות קוגנטיביות אירעיות. בעמודים 128-129, מיד לאחר סצינה שבה אדון וואלומבה, אפריקאי "שחור" שמנסה "להעיר“ אותה בהתנהגות חייתית סביבה, רוזה "מתעוררת“ ומתאפסת על עצמה, מפנימה את חומרת מצבה, וקוראת למומו לשיחה. שם היא מספרת לו על כך שאינה רוצה להיכנס לבית החולים, בטענה שיענו אותה שם. לדבריה, "הם עושים לך את המוות עד הסוף ולא רוצים לתת לך רשות למות“, ושאינה רוצה "לחיות שונים מחוסרת הכרה כדי שהרפואה תוכל תוכל להתפאר בכך“. רוזה רואה במוות דבר חיובי שקרב אליה, </text:span><text:span text:style-name="T15">ומבהירה שאינה רואה טעם בחיים לא חיים, ללא הכרה, באופן המיושר עם מחשבותיו של מומו בשלבים המוקדמים יותר בספר. נוסף על כך, היא מבקשת ממומו שידאג שחבריו "יזריקו לי את הזריקה הנכונה" ויעיפו את גופתה אל מחוץ לעיר, במקרה שהיא תמצא את עצמה בבית החולים. </text:span></text:p>
        </text:list-item>
        <text:list-item>
          <text:p text:style-name="P11">נחזור שוב לסצינה בעמודים 167-169. <text:span text:style-name="T16">בתחילתה, ד"ר כץ אומר שיש צורך להעביר את רוזה לבית החולים, וששם יוכלו עוד "למשוך</text:span><text:span text:style-name="T14">“</text:span><text:span text:style-name="T16"> אותה שנים. מומו נהבל מיד, ובזכרו את בקשתה של רוזה, מבקש מד"ר כץ לבצע לה המתת חסד ("הפלה</text:span><text:span text:style-name="T14">“</text:span><text:span text:style-name="T16">, לדבריו). כץ כמובן מסרב, אך מומו מנסה להסביר לו את ההגיון מאחורי הבקשה. הוא אומר שאם רוזה בעלת היכולת לקבוע את גורלה לעצמה (שלטענתו נובעת מהזכות של כל עם לקבוע את גורלו), אז בפרט מותר לה "לעשות לעצמה הפלה". </text:span><text:span text:style-name="T17">ד"ר כץ מחוויר, לטענת מומו, "מרוב שדיברתי לעניין</text:span><text:span text:style-name="T14">“</text:span><text:span text:style-name="T17">. ד"ר כץ מתקשה לתת טיעון מספק למומו, ובמקום, בוחר לתקוף את גילו, מה שגורם לתוצאה המתוארת בסעיף 1.1.4. </text:span><text:span text:style-name="T18">לאחר הסצינה הזו, מומו מוצא אמטלה להשאיר את רוזה, אותה הוא מחביא עד מותה. </text:span></text:p>
        </text:list-item>
      </text:list>
      <text:h text:style-name="Heading_20_3" text:outline-level="3"><text:span text:style-name="T9">1.3</text:span> <text:s/><text:span text:style-name="T12">סיום ו</text:span>סיכום הדברים</text:h>
      <text:p text:style-name="P10">לסיום, <text:span text:style-name="T17">מצאנו שהרעיונות שהבאתי קשורים הדוקות בעלילה. הראינו איך מומו, חרף גילו, מבוגר נפשית הרבה יותר ממה שמבוגרים היו מצפים או רוצים שיהיה. ראינו את הניגוד בין הרצון של רוזה למות, לבין מוסכמות החברה שד"ר כץ מייצג, שלא מאפשרות זאת. ניכר שאלו בעיות המעסיקות את מומו, החברה בה מצוי, וגם את הסופר. </text:span></text:p>
      <text:h text:style-name="Heading_20_2" text:outline-level="2"><text:soft-page-break/><text:span text:style-name="T11">2</text:span><text:span text:style-name="T12"> <text:s/></text:span><text:span text:style-name="T7">השוואה בין קטעי אקטואליה נבחרים לבין הרעיונות המרכזיים</text:span></text:h>
      <text:h text:style-name="Heading_20_3" text:outline-level="3"><text:span text:style-name="T9">2.1</text:span> <text:s/>השוואת התבגרותו של מומו ביחס לחוק האוסטרלי למניעת שימוש של קטינים ברשתות חברתיות</text:h>
      <text:p text:style-name="P18"><text:a xlink:type="simple" xlink:href="https://www.ynet.co.il/news/article/h1kv5b87ke" text:style-name="Internet_20_link" text:visited-style-name="Visited_20_Internet_20_Link">לפני מספר חודשים, התקבל חוק באוסטרליה לפיו <text:span text:style-name="T24">רשתות חברתיות יחויבו לוודא שמשתמשיהן מעל לגיל 16.</text:span></text:a><text:span text:style-name="T24"> פרט לבעיות בחוק הנוגעות לדרך האכיפה שלו, שכנראה תיאלץ מאותן רשתות חברתיות להשיג מידע אישי נוסף על משתמשיהן (כמו תעודת זהות), החוק כולל מספר בעיות נוספות הקשורות לרעיון הראשון שהצגתי ב"כל החיים לפניו“ – מה גילו של אדם אומר עליו. בסעיף זה אשווה בין האירוע באוסטרליה לבין הספר. </text:span></text:p>
      <text:p text:style-name="P19">בשני הסיפורים, מבוגרים מנסים "להגן“ על ילדים, בכך שהם מתנקים אותם מהמציאות. <text:span text:style-name="T25">אצל מומו, רוזה, חמיל, כץ ואחרים מסתירים ממנו את גילו ועברו, ובאוסטרליה, האוכלוסיה הבגורת, המצביעה והמחוקקת, מסתירה מהדור הגודל את העולם. </text:span><text:span text:style-name="T26">גם גיל האנשים עליהם האירועים משפיעים – מומו עד גיל 14, והנערים באוסטרליה עד גיל 16, דומה. </text:span></text:p>
      <text:p text:style-name="P20">בשני המקרים, ההסתרה לא אפקטיבית. במקרה של מומו, כל אשר הוא צריך כדי להתחמק מהרשת העוטפת סביבו, ובמקרה של אוסטרליה, VPN, <text:span text:style-name="T26">רשת</text:span> בצל, או סתם אכיפה לא הדוקה שתאשר לאתרים להיוותר עם כפתורי "I am at least 18 years old<text:span text:style-name="T24">“, </text:span>נוסף לאתרים קטנים שלא יצייתו לדרישה, יחדיו עם עוד מגוון גישות אחרות, יאפשרו מגנון מעקף פשוט ונוח <text:span text:style-name="T26">לדור הצעיר, שלא יהסס להשתמש בו (שכן כבר היום רגולציה הוכיחה את עצמה כלא אפקטיבית). </text:span></text:p>
      <text:p text:style-name="P21">אך יש גם הבדלים בין מומו לבין החוק האוסטרלי. אצל מומו, ההגבלה היא ממוקדת בדברים הרעים בעולם שסובב אותו. בחוק האוסטרלי, ההגבלה רחבה וכוללת את כל מה שיש לאינטרנט להציע, ובפרט, קבוצות תמיכה, פורומים חברתיים, ועוד. </text:p>
      <text:h text:style-name="Heading_20_3" text:outline-level="3"><text:span text:style-name="T9">2.2</text:span> <text:s/>השוואה של מצבה של רוזה להמתה עצמית לא חוקית שהתרחשה בשוויץ</text:h>
      <text:p text:style-name="P21"><text:a xlink:type="simple" xlink:href="https://www.ynet.co.il/news/article/sj01ofgc0" text:style-name="Internet_20_link" text:visited-style-name="Visited_20_Internet_20_Link">לפני כמה חודשים, אישה אמריקנית סיימה את חיה בשווי</text:a>ץ בקפסולה המשחררת חנקן עד שהאדם בפנים מת, ונעצרו רופיאה בחשש שסיועו לה בכך. הקפסולה לא אושרה לשימוש, על־אף שתחת רגולציה כבדה, מותר לאנשים בשוויץ לשים קץ לחייהם. </text:p>
      <text:p text:style-name="P21">נשווה בין מצבה של רוזה לבין מצבה של אותה אמריקאית. <text:span text:style-name="T27">בעבור שתי הנשים, מסתמן שהרצון למות נבע (לפחות באופן חלקי) ממצב בריאותי לקוי. אך, הדרך בה הן מתו שונה לחלוטין – רוזה מתה מוות טבעי אך מניע, בעוד האמריקאית התאבדה. שתי הנשים מתו בצורה נוחה – האמריקאית תוך איבוד הכרה מכוון, ב"מוות מהיר ובכבוד", ורוזה, ב"חור היהודי" שהיא אוהבת, ליד מומו. </text:span></text:p>
      <text:h text:style-name="P4" text:outline-level="2" text:is-list-header="true"><text:soft-page-break/><text:span text:style-name="T11">3 </text:span><text:span text:style-name="T12"><text:s/></text:span><text:span text:style-name="T7">הצגת מחקר פסיכולוגי העוסק בנושא הנבחר</text:span></text:h>
      <text:h text:style-name="Heading_20_3" text:outline-level="3"><text:span text:style-name="T9">3.1</text:span> <text:s/>מחקרים בדבר התפתחות המוח כדרך לאמוד מוכנות להתמודד עם העולם</text:h>
      <text:p text:style-name="P22"><text:span text:style-name="T28">תחילה, </text:span><text:a xlink:type="simple" xlink:href="https://www.sciencedirect.com/science/article/pii/S0959438807000414" text:style-name="Internet_20_link" text:visited-style-name="Visited_20_Internet_20_Link"><text:span text:style-name="T28">אציג סקירה של מחקרים פסיכולוגים</text:span></text:a><text:span text:style-name="T28"> החוקרת את השינויים המוחיים המתבצעים במהלך גיל ההתבגרות. הסקירה מצוטטת ע"י מאות אנשים, וככזו, יחסית אמינה. </text:span></text:p>
      <text:p text:style-name="P23">לפי הסקירה, התפתחות מוחית משמעותית מתבצעת בגיל ההתבגרות (בקונטקסט של הסקירה, בעיקר גילאי 12-16), שגוררת התפתחות ביכולות הקוגנטיביות, היכולת לבצע מספר דברים במקביל, ניקוי רעשי רקע, ועוד. אך גם התפתחות רגשית מפורטת שם, <text:span text:style-name="T29">ובפרט, התפתחות ביכולת לשלוט בדחפים, חשיבה ותכנון, ועוד. יש בסיס להאמין כי התפתחויות ריגשיות ממשיכות עוד מעבר לגיל ההתבגרות. </text:span></text:p>
      <text:p text:style-name="P24">הסקירה קשורה ליומן בכך שהיא מספקת מודל שיכול לחזות את התהליכים הפנימיים שמומו עבר באותו הזמן, ולאפשר לנו להסיק אילו שינויים התחוללו בו. שינויים המופיעים בגיל ההתבגרות, כמו חשיבה על העתיד (מומו מתלבט אם להיות שוטר, סרסר, טרוריסט או סופר), והוא מתחיל לתכנן ולהאריך איך וכמה כל אדם יוכל להועיל לו. כשהוא מתבגר, הוא גם מתחיל להבין באופן יותר עמוק את העולם, שעד אז רוזה הגנה עליו מפניו. </text:p>
      <text:h text:style-name="Heading_20_3" text:outline-level="3"><text:span text:style-name="T9">3.2</text:span> <text:s/><text:span text:style-name="T30">ניתוח המצב של רוזה בשאיפה להבין את מניעיה האובדניים</text:span></text:h>
      <text:p text:style-name="P27">נתבונן ב<text:a xlink:type="simple" xlink:href="https://www.mdpi.com/1660-4601/17/11/4115" text:style-name="Internet_20_link" text:visited-style-name="Visited_20_Internet_20_Link">סקירה הזו</text:a> ששואפת לסכם את כל המחקרים הרבים בתחום, לאחר סינון <text:span text:style-name="T31">לפי רלוונטיות, קונצנסוס, ביקורת עמיתים ועוד</text:span>. <text:span text:style-name="T31">חשוב לציין</text:span>, ש<text:span text:style-name="T31">הסקירה </text:span>היא התבצעה באופן "אוטומטי" – מחקרים שענו על תנאים מסויימים נכנסו לחישובים הסטטיסטיים. עם זאת, אני לא רואה בכך בעיה משמעותית, שכן אחד מאותם מסננים "אוטומטיים<text:span text:style-name="T20">“</text:span> הוא ביקורת עמיתים חזקה מספיק, כלומר, ישנו גורם אנושי המעורב בבחירת המאמרים (לפחות באופן עקיף). </text:p>
      <text:p text:style-name="P26">ע"פ הסקירה, ישנם מגוון נתונים עם קשר לכך שאנשים ישימו קץ לחייהם. בפער, גורמים <text:span text:style-name="T31">קליניים</text:span> מובילים. בפרט, דיכאון וחרדה. גם גורמים בריאותיים, כמו שימוש בסמים ובסיגריות, נמצאים בראש הרשימה. <text:span text:style-name="T31">מצוקה נפשית בתקופת הילדות והבגרות נראית כבעלת קשר חזק יחסית גם כן. ג</text:span>ורמים <text:span text:style-name="T31">סוציוליגיים </text:span>סביבתיים כמו מצב תעסוקה, יחסים, גיל ועוד, נמצאו כבעלי קורלציה קיימת אך חלשה יותר. </text:p>
      <text:p text:style-name="P25">נשים לב מה הסקירה לא חוקרת – וזאת מה הסיבה ומה התוצאה. כלומר, ייתכן ששימוש בסמים נובע ממצבים קליניים מסויימים, ולכן נמצא קורלציה שלו להתאבדות, אם כי השימוש לכשעצמו אינו גורם לאנשים להתאבד. </text:p>
      <text:p text:style-name="P27">ננסה להבין <text:span text:style-name="T31">מה הקשר של רוזה לכל זה. רוזה משתמשת תכופות בסמים, ועברה אירועיים קשים בבגרותה (שואה). צריך לקחת בחשבון גם את המידע הזה, לפני שקופצים למסקנה שרצתה למות אך ורק מהסיבה המצוינת בספר – שלא רצתה להמצא בבית החולים במצב של "צמח</text:span><text:span text:style-name="T20">“</text:span><text:span text:style-name="T31">. ייתכן וגורם משמעותי הוא שעייפה מהחיים. </text:span></text:p>
      <text:h text:style-name="Heading_20_2" text:outline-level="2"><text:soft-page-break/><text:span text:style-name="T11">4</text:span><text:span text:style-name="T12"> <text:s/></text:span><text:span text:style-name="T7">הבעת דעה אישית</text:span></text:h>
      <text:h text:style-name="Heading_20_3" text:outline-level="3"><text:span text:style-name="T9">4.1 </text:span><text:s/>אודות חוסר ההגיון, היכולת, והבעיות בהגנה על צעירים</text:h>
      <text:p text:style-name="P28">א<text:span text:style-name="T32">ומנם, צעירים מתפתחים רבות בגיל ההתבגרות. אבל ההנחה שנערים בגיל הזה, אינם בשלים ע"מ להתמודד עם עולם שאיננו רק מתוק, שגויה, בעייתית, ולא אפשרית ליישום. בתשובתי אתייחס לכל אחת מהנקודות הללו, תוך צפייה שסתירה לדברי, תצטרך לכלול התייחסות לכל אחת מהנקודות. בסוף, אציע דרכים אחרות להתמודד עם חוסר המוכנות הנובעת מהתפתחות של המוח בזמן זה (ראה סעיף 3.1). </text:span></text:p>
      <text:list xml:id="list337030461" text:style-name="L8">
        <text:list-item>
          <text:p text:style-name="P30">בעייתיות. <text:span text:style-name="T19">בחלק זה אתייחס לבעיתיות בהגנה מוגזמת מהעולם החיצוני. כאשר ילד, יאלץ להתמודד עם העולם שבחוץ, שזז מהר ולא ממתין לאף אחד, </text:span><text:span text:style-name="T20">יתקשה להתסדר. </text:span><text:span text:style-name="T22">ניעזר בכמה דוגמאות: </text:span></text:p>
        </text:list-item>
      </text:list>
      <text:list text:style-name="L9">
        <text:list-item>
          <text:list>
            <text:list-item>
              <text:p text:style-name="P33"><text:span text:style-name="T20">ניקח כדוגמה </text:span><text:span text:style-name="T22">ראשונה </text:span><text:span text:style-name="T20">את פגישתו </text:span><text:span text:style-name="T22">של מומו </text:span><text:span text:style-name="T20">עם אביו. עוד בפגישתו, שרוזה ניסתה למנוע, הפגישה גרמה להלם רב למומו (הרי פגישה זו לבדה נותנת למומו נימוק מספק מבחינתו לתת לד"ר כץ בדבר התבגרותו), וזאת על אף שהכיר אנשים כמו אביו, רוצחים, משוגעים ("במצב פסיכיאטרי“), סרסרים ועוד. עתה, שערו בדעתכם מה היה קורה ללולא מומו היה דייר של קבע ברחוב – האם היה מכיר ומסוגל להתייחס ולהבין את אותם אנשים אלו? האם היה מצליח להתסדר ולתפקד אחרי מפגש שכזה? </text:span></text:p>
            </text:list-item>
            <text:list-item>
              <text:p text:style-name="P31"><text:span text:style-name="T19">ניתן דוגמה נוספת מהסיפור של מומו. כשרוזה גססה ומתה, מומו הצליח לספק כסף למשפחה, לשעשע את עצמו, ולאחר מותה, גם למצוא לעצמו מקום מסודר. אומנם הוא חיי בשפל של החברה, אבל הוא חיי – וילד ש(איכשהו, ראה סעיף 4.1.3) היה מוגן מבודד מהסביבה החיצונית, לא היה מצליח לעשות זאת. טיעון נגד כנראה ישמע כמו, "אך ילד לא צריך לעשות זאת!“. אומנם כן, אבל (1) מן הראוי שנער יוכל להתסדר בחייו, בכל מצב ו־(2) השארת נער במצב שכזה עד לעזיבתו את ההורים, תגרום לעזיבתו לעולם במצב שהוא אינו יודע דבר במשך מרבית חייו, והבעיה רק נדחית קדימה. </text:span></text:p>
            </text:list-item>
            <text:list-item>
              <text:p text:style-name="P31"><text:span text:style-name="T19">עתה, אתייחס לבעיותיות בחוק האוסטרלי שהוזכר. נאמר, שילדים אכן לא מבלים במדיה חברתית. אנשים רבים מוצאים באותן רשתות חברתיות דרך גישה לעולם החיצון – דרך לקבל חדשות, לתקשר עם אנשים מכל העולם, </text:span><text:span text:style-name="T21">ללמוד מאחרים ועוד. קל לאמר שמוטב ואפשר שילמדו ממקורות אחרים, אך (1) רבים מהנערים לא ייגשו לאותם מקורות, שכן לנגישות המידע יש גם חשיבות ו־(2) כתלות באכיפה, גם אתר כמו ynet יצטרך לוודא שילדים מתחת לגיל 16 לא נכנסים לתגובות על הכתבות. מהסתכלות על התנהגות קודמת של חברות טכנולוגיה, רבות מהן יעדיפו לחסום נערים גם במקומות שאין בהם צורך, על פני להתסכן בתביעה משפטית. </text:span></text:p>
            </text:list-item>
          </text:list>
        </text:list-item>
      </text:list>
      <text:list text:continue-list="list337030461" text:style-name="L8">
        <text:list-item>
          <text:p text:style-name="P29"><text:soft-page-break/>אי־נכונות. <text:span text:style-name="T19">בסעיף זה אסביר למה ההנחה בדבר חוסר הבשלות של ילדים שגויה. </text:span><text:span text:style-name="T22">אשתמש בשני טיעונים – הראשון, היסטורי, והשני, ביחס למאמר בסעיף 2.1. </text:span></text:p>
          <text:list>
            <text:list-item>
              <text:p text:style-name="P32"><text:span text:style-name="T19">לאורך ההיסטוריה, נערים ואף ילדים התחילו את חייהם בגילאים צעירים יותר. בתרבויות מסויימות, אף שהיו ילדים. הרעיון לפיו ילדים יוכלו להיות עצמאיים אך ורק בגיל 18 הוא </text:span><text:span text:style-name="T23">רעיון מערבי, חדש, שמרביתה המכריע של ההיסטוריה, לא מומש. להבהרה, אין אני מנסה להגיד שילדים צריכים להיות חסרי כל הגנה עד גיל 18 (ראה סעיף קטן 4.1.2.ב’) </text:span></text:p>
            </text:list-item>
          </text:list>
        </text:list-item>
        <text:list-item>
          <text:p text:style-name="P29">חוסר ביישומיות. <text:span text:style-name="T19">בסעיף זה אנמק מדוע אי אפשר לעטוף באופן מלא ילדים בגיל ההתבגרות. </text:span></text:p>
        </text:list-item>
      </text:list>
      <text:h text:style-name="Heading_20_3" text:outline-level="3"><text:span text:style-name="T9">4.2</text:span> <text:s/><text:span text:style-name="T8">המוסריות מאחורי המתת חסד, ועל בעיות בביצוע</text:span></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haroni CLM" svg:font-family="'Aharoni CLM'" style:font-pitch="variable"/>
    <style:font-face style:name="Alef" svg:font-family="Alef" style:font-pitch="variable"/>
    <style:font-face style:name="Amatic SC" svg:font-family="'Amatic SC'" style:font-pitch="variable"/>
    <style:font-face style:name="Arimo" svg:font-family="Arimo" style:font-family-generic="swiss" style:font-pitch="variable"/>
    <style:font-face style:name="Assistant" svg:font-family="Assistant" style:font-pitch="variable"/>
    <style:font-face style:name="David CLM" svg:font-family="'David CLM'"/>
    <style:font-face style:name="David CLM1" svg:font-family="'David CLM'" style:font-pitch="variable"/>
    <style:font-face style:name="David CLM2" svg:font-family="'David CLM'" style:font-family-generic="system" style:font-pitch="variable"/>
    <style:font-face style:name="David CLM3" svg:font-family="'David CLM'" style:font-adornments="Italic" style:font-pitch="variable"/>
    <style:font-face style:name="Linux Libertine O" svg:font-family="'Linux Libertine O'" style:font-pitch="variable"/>
    <style:font-face style:name="Nach" svg:font-family="Nach"/>
    <style:font-face style:name="Nachlieli CLM" svg:font-family="'Nachlieli CLM'" style:font-pitch="variable"/>
    <style:font-face style:name="Nachlieli CLM1" svg:font-family="'Nachlieli CLM'" style:font-family-generic="system" style:font-pitch="variable"/>
    <style:font-face style:name="Noto Sans Greek" svg:font-family="'Noto Sans Greek'" style:font-family-generic="swiss"/>
    <style:font-face style:name="Noto Serif Hebrew SemCond ExtLt" svg:font-family="'Noto Serif Hebrew SemCond ExtLt'" style:font-family-generic="roman" style:font-pitch="variable"/>
    <style:font-face style:name="OpenSymbol" svg:font-family="OpenSymbol" style:font-charset="x-symbol"/>
    <style:font-face style:name="Taamey Ashkenaz" svg:font-family="'Taamey Ashkenaz'" style:font-pitch="variable"/>
    <style:font-face style:name="Tinos" svg:font-family="Tinos" style:font-family-generic="roman" style:font-pitch="variable"/>
    <style:font-face style:name="TriodPostnaja" svg:font-family="TriodPostnaja"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loext:tab-stop-distance="0in" style:writing-mode="lr-tb" style:font-independent-line-spacing="false">
        <style:tab-stops/>
      </style:paragraph-properties>
      <style:text-properties style:use-window-font-color="true" loext:opacity="0%" style:font-name="Tinos" fo:font-size="12pt" fo:language="en" fo:country="US" style:letter-kerning="true" style:font-name-asian="Unifont" style:font-size-asian="10.5pt" style:language-asian="zh" style:country-asian="CN" style:font-name-complex="David CLM2"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Tinos" fo:font-size="12pt" fo:language="en" fo:country="US" style:letter-kerning="true" style:font-name-asian="Unifont" style:font-size-asian="10.5pt" style:language-asian="zh" style:country-asian="CN" style:font-name-complex="David CLM2"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paragraph-properties>
      <style:text-properties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Unifont" style:font-family-asian="Unifont"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writing-mode="rl-tb"/>
      <style:text-properties fo:font-size="16pt" fo:font-weight="normal" style:font-size-asian="16pt" style:font-weight-asian="bold" style:font-name-complex="David CLM3" style:font-family-complex="'David CLM'" style:font-style-name-complex="Italic" style:font-pitch-complex="variable" style:font-size-complex="16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0701in" fo:margin-bottom="0.0402in" style:contextual-spacing="false" fo:text-align="center" style:justify-single-word="false" style:writing-mode="rl-tb"/>
      <style:text-properties fo:font-size="18pt" fo:font-weight="normal" officeooo:rsid="000af13c" style:font-size-asian="18pt" style:font-weight-asian="bold" style:font-size-complex="18pt" style:font-weight-complex="25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italic" fo:font-weight="normal" style:font-size-asian="14pt" style:font-weight-asian="bold" style:font-name-complex="David CLM3" style:font-family-complex="'David CLM'" style:font-style-name-complex="Italic" style:font-pitch-complex="variable" style:font-size-complex="1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6pt" fo:font-weight="bold" style:font-size-asian="16pt" style:font-weight-asian="bold" style:font-size-complex="16pt" style:font-weight-complex="bold"/>
    </style:style>
    <style:page-layout style:name="Mpm1">
      <style:page-layout-properties fo:page-width="8.2681in" fo:page-height="11.6929in" style:num-format="I"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rl-tb" style:footnote-max-height="0in" loext:margin-gutter="0in">
        <style:footnote-sep style:line-style="solid" style:adjustment="righ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footer>
        <text:p text:style-name="MP1"><text:bookmark-start text:name="PageNumWizard_FOOTER_Default Page Style5"/><text:page-number text:select-page="current">VII</text:page-number><text:bookmark-end text:name="PageNumWizard_FOOTER_Default Page Style5"/></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08:22:00.396761147</meta:creation-date>
    <dc:date>2025-01-19T16:05:48.237328998</dc:date>
    <meta:editing-duration>PT2H37M54S</meta:editing-duration>
    <meta:editing-cycles>8</meta:editing-cycles>
    <meta:generator>LibreOffice/24.2.7.2$Linux_X86_64 LibreOffice_project/420$Build-2</meta:generator>
    <meta:document-statistic meta:table-count="0" meta:image-count="0" meta:object-count="0" meta:page-count="7" meta:paragraph-count="54" meta:word-count="2292" meta:character-count="12942" meta:non-whitespace-character-count="10654"/>
  </office:meta>
</office:document-meta>
</file>